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="none"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.5cm" svg:height="2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84cm" svg:height="0.645cm" svg:x="6.5cm" svg:y="3.869cm">
          <draw:text-box>
            <text:p><text:span text:style-name="T1">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8</meta:editing-cycles>
    <meta:generator>LibreOffice/3.5$Linux_x86 LibreOffice_project/350m1$Build-2</meta:generator>
    <dc:date>2014-03-30T10:46:44</dc:date>
    <meta:document-statistic meta:object-count="26"/>
  </office:meta>
</office:document-meta>
</file>